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</style:style>
    <style:style style:name="P3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/>
    </style:style>
    <style:style style:name="P4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style:line-height-at-least="0.582cm" fo:text-align="justify" style:justify-single-word="false" fo:widows="1" fo:padding="0cm" fo:border="non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officeooo:rsid="000c54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wd</text:span>(IOS) <text:s text:c="19"/>Specifica<text:span text:style-name="T2">t</text:span>ion Document <text:s text:c="21"/><text:span text:style-name="T2">pwd</text:span>(IOS)</text:p>
      <text:p text:style-name="P2"/>
      <text:p text:style-name="P2"/>
      <text:p text:style-name="P2"/>
      <text:p text:style-name="P4">NAME</text:p>
      <text:p text:style-name="P3"><text:s text:c="7"/>pwd<text:span text:style-name="T1"> – print current working directory into standard output</text:span></text:p>
      <text:p text:style-name="P2"/>
      <text:p text:style-name="P4">SYNOPSIS</text:p>
      <text:p text:style-name="P3"><text:s text:c="7"/><text:span text:style-name="T1">pwd</text:span></text:p>
      <text:p text:style-name="P2"/>
      <text:p text:style-name="P4">DESCRIPTION</text:p>
      <text:p text:style-name="P3"><text:s text:c="7"/>Prints into the console the directory name you are working in.</text:p>
      <text:p text:style-name="P2"/>
      <text:p text:style-name="P4">SEE ALSO</text:p>
      <text:p text:style-name="P3"><text:s text:c="7"/>getcwd<text:span text:style-name="T1"> (system call)</text:span></text:p>
      <text:p text:style-name="P4"><text:s text:c="7"/>ls, list files and directories</text:p>
      <text:p text:style-name="P4"><text:s text:c="7"/>cd, change current working directory</text:p>
      <text:p text:style-name="P2"/>
      <text:p text:style-name="P4">REPORTING BUGS</text:p>
      <text:p text:style-name="P3"><text:s text:c="7"/>there are not known bugs<text:span text:style-name="T1">.</text:span></text:p>
      <text:p text:style-name="P2"/>
      <text:p text:style-name="P4">AUTHOR</text:p>
      <text:p text:style-name="P3"><text:tab/> <text:s/><text:span text:style-name="T1">Written by Alexander Bergarech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2-13T13:38:50.82</meta:creation-date>
    <dc:date>2020-05-17T09:22:11.454078361</dc:date>
    <meta:editing-duration>PT30M1S</meta:editing-duration>
    <meta:editing-cycles>13</meta:editing-cycles>
    <meta:generator>LibreOffice/6.3.6.2$Linux_X86_64 LibreOffice_project/30$Build-2</meta:generator>
    <meta:document-statistic meta:table-count="0" meta:image-count="0" meta:object-count="0" meta:page-count="1" meta:paragraph-count="15" meta:word-count="54" meta:character-count="449" meta:non-whitespace-character-count="317"/>
  </office:meta>
</office:document-meta>
</file>